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justify" style:justify-single-word="false"/>
      <style:text-properties fo:language="ru" fo:country="RU"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fo:language="ru" fo:country="RU"/>
    </style:style>
    <style:style style:name="P5" style:family="paragraph" style:parent-style-name="Standard">
      <style:paragraph-properties fo:text-align="justify" style:justify-single-word="false"/>
      <style:text-properties fo:language="ru" fo:country="RU" fo:font-weight="bold" style:font-weight-asian="bold" style:font-weight-complex="bold"/>
    </style:style>
    <style:style style:name="P6" style:family="paragraph" style:parent-style-name="Standard" style:list-style-name="L1">
      <style:paragraph-properties fo:text-align="justify" style:justify-single-word="false"/>
      <style:text-properties fo:language="en" fo:country="US"/>
    </style:style>
    <style:style style:name="P7" style:family="paragraph" style:parent-style-name="Standard">
      <style:paragraph-properties fo:text-align="justify" style:justify-single-word="false"/>
      <style:text-properties fo:language="ru" fo:country="RU"/>
    </style:style>
    <style:style style:name="P8" style:family="paragraph" style:parent-style-name="Standard" style:list-style-name="L2">
      <style:paragraph-properties fo:text-align="justify" style:justify-single-word="false"/>
      <style:text-properties fo:language="ru" fo:country="RU"/>
    </style:style>
    <style:style style:name="P9" style:family="paragraph" style:parent-style-name="Standard">
      <style:paragraph-properties fo:text-align="justify" style:justify-single-word="false"/>
      <style:text-properties fo:language="ru" fo:country="RU" fo:font-weight="bold" style:font-weight-asian="bold" style:font-weight-complex="bold"/>
    </style:style>
    <style:style style:name="P10" style:family="paragraph" style:parent-style-name="Standard">
      <style:paragraph-properties fo:text-align="justify" style:justify-single-word="false"/>
      <style:text-properties fo:language="ru" fo:country="RU" fo:font-style="italic" style:font-style-asian="italic" style:font-style-complex="italic"/>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ru" fo:country="RU"/>
    </style:style>
    <style:style style:name="T5" style:family="text">
      <style:text-properties fo:language="ru" fo:country="RU"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Описание модуля <text:span text:style-name="T1">ProxyDCS.</text:span></text:p>
      <text:p text:style-name="P2"/>
      <text:p text:style-name="P4">Структура взаимодействия предполагает отсутствие единого сервера данных.</text:p>
      <text:p text:style-name="P4">Структура динамическая, конфигурируемая в процессе выполнения.</text:p>
      <text:p text:style-name="P4"/>
      <text:p text:style-name="P1"><text:span text:style-name="T4">Назначение </text:span>ProxyDCS.</text:p>
      <text:p text:style-name="P2"><text:span text:style-name="T4">Должен осуществлять сбор идентификаторов других модулей </text:span>ProxyDCS.</text:p>
      <text:p text:style-name="P4"/>
      <text:p text:style-name="P4">При запросе от другого модуля передавать ему список обнаруженных им ранее модулей.</text:p>
      <text:p text:style-name="P4"/>
      <text:p text:style-name="P2"><text:span text:style-name="T4">Проверять периодически их функционирование(возможно, что в процессе работы они были выключены или повреждены), т.е обеспечивать актуальность списков модулей </text:span>ProxyDCS<text:span text:style-name="T4">. </text:span></text:p>
      <text:p text:style-name="P4"/>
      <text:p text:style-name="P2"><text:span text:style-name="T4">Взаимодействие модулей осуществляется через </text:span>Ethernet <text:span text:style-name="T4">или </text:span>shared memory.</text:p>
      <text:p text:style-name="P2"/>
      <text:p text:style-name="P2"/>
      <text:p text:style-name="P2"><text:span text:style-name="T6">ProxyDCS</text:span> – <text:span text:style-name="T4">должен уметь загружать xml-файл. С описанием параметров которые модуль вырабатывает и потребляет. </text:span></text:p>
      <text:p text:style-name="P2"><text:span text:style-name="T4">Должна быть специальная утилита, которая собирает все данные(</text:span>xml<text:span text:style-name="T4">) файлы со всех программных модулей и осуществляет динамическое связывание или статическое связывание.</text:span></text:p>
      <text:p text:style-name="P4"/>
      <text:p text:style-name="P5">Идея:</text:p>
      <text:p text:style-name="P4"/>
      <text:p text:style-name="P4">Нужно ввести файл с описанием поддерживаемых команд или событий, например назвав <text:span text:style-name="T2">interfaces.xml.</text:span></text:p>
      <text:p text:style-name="P2"/>
      <text:p text:style-name="P4">И ввести файл <text:span text:style-name="T2">io.xml</text:span><text:span text:style-name="T1">, </text:span>который описывает какие данных данный модуль потребляет и какие запросы формирует.</text:p>
      <text:p text:style-name="P4"/>
      <text:p text:style-name="P4">Нужно сразу подумать, как связать данный <text:span text:style-name="T1">ProxyDCS </text:span>с основной расчетной моделью( с проектом <text:span text:style-name="T1">SubModel)</text:span>.</text:p>
      <text:p text:style-name="P4">Возможно придется иметь два <text:span text:style-name="T1">Proxy </text:span>это внешний и внутрений. Смотри документацию <text:span text:style-name="T1">SubModel.</text:span></text:p>
      <text:p text:style-name="P4"/>
      <text:p text:style-name="P2"><text:span text:style-name="T6">ProxyDCS</text:span> <text:span text:style-name="T4">должен иметь следующий интерфейс:</text:span></text:p>
      <text:p text:style-name="P4"/>
      <text:p text:style-name="P2"><text:span text:style-name="T4">- </text:span>sendRequest(Request*) <text:s text:c="2"/>- <text:span text:style-name="T4">отправка запроса на обработку. Должны быть указаны настройки, например, циклический запрос или одиночный запрос.</text:span></text:p>
      <text:list xml:id="list3346893023609304230" text:style-name="L1">
        <text:list-item>
          <text:p text:style-name="P6">eEvent(RequestEvent) - <text:span text:style-name="T4">обработка события постановки/получения запроса на исполнение.</text:span></text:p>
        </text:list-item>
      </text:list>
      <text:p text:style-name="P4"><text:span text:style-name="T7"/></text:p>
      <text:p text:style-name="P2"/>
      <text:p text:style-name="P5">Связь с приложением:</text:p>
      <text:p text:style-name="P4">Программист должен либо отнаследоваться от этого класса, либо использовать механизм сигналов и слотов. В первых версиях будет реализован только механизм сигналов и слотов.</text:p>
      <text:p text:style-name="P4"/>
      <text:p text:style-name="P5">Предложения от <text:span text:style-name="T1">Наташи(</text:span>от 15.06.2016<text:span text:style-name="T1">):</text:span></text:p>
      <text:list xml:id="list7051302439557312959" text:style-name="L2">
        <text:list-item>
          <text:p text:style-name="P8">Добавить возможность изменять настройки запроса программно перебивая значение в <text:span text:style-name="T1">xml, </text:span>а настройки в <text:span text:style-name="T1">xml </text:span>считать настройками по умолчанию.</text:p>
        </text:list-item>
        <text:list-item>
          <text:p text:style-name="P8">Подумать о том, если много модулей будут писать в одну структуру не будет ли конфликта.</text:p>
        </text:list-item>
        <text:list-item>
          <text:p text:style-name="P8"><text:soft-page-break/>Связь с <text:span text:style-name="T1">ProxyDCS </text:span>осуществить через сигнал и слот. Сигнал сообщает о прибытии запроса. А слот позволяет отправить запрос другим модулям.</text:p>
        </text:list-item>
        <text:list-item>
          <text:p text:style-name="P8">Подумать об внезапном отключении модулей. Прокси должен в этом случае как-то сообщать оповещать другие модели.</text:p>
        </text:list-item>
      </text:list>
      <text:p text:style-name="P4"/>
      <text:p text:style-name="P4"/>
      <text:p text:style-name="P4"/>
      <text:p text:style-name="P4"/>
      <text:p text:style-name="P4">Пример <text:span text:style-name="T2">io.xml:</text:span></text:p>
      <text:p text:style-name="P2"/>
      <text:p text:style-name="P2">GroupInput</text:p>
      <text:p text:style-name="P2">{</text:p>
      <text:p text:style-name="P2"><text:tab/>name_group_id;</text:p>
      <text:p text:style-name="P2"><text:tab/>name_pseudo_id;name_param_id;<text:span text:style-name="T4">имя_модуля;</text:span></text:p>
      <text:p text:style-name="P2"><text:tab/>name_pseudo_id;n<text:span text:style-name="T4">ame_param_id;имя_модуля;</text:span></text:p>
      <text:p text:style-name="P2">}</text:p>
      <text:p text:style-name="P2"/>
      <text:p text:style-name="P2"><text:span text:style-name="T6">name_pseudo_id</text:span> – <text:span text:style-name="T4">это псевдоним параметра который и будет использоваться в программе</text:span><text:span text:style-name="T4">(строка)</text:span></text:p>
      <text:p text:style-name="P2"><text:span text:style-name="T6">name_param_id</text:span> <text:s/>- <text:span text:style-name="T4">это название параметра который определен в другом модуле</text:span><text:span text:style-name="T4">(строка)</text:span></text:p>
      <text:p text:style-name="P2"><text:span text:style-name="T5">имя_модуля</text:span><text:span text:style-name="T4"> — </text:span><text:span text:style-name="T4">это название кому принадлежит </text:span>name_param_id.<text:span text:style-name="T4"> </text:span></text:p>
      <text:p text:style-name="P2"><text:span text:style-name="T5">name_group_id </text:span><text:span text:style-name="T4">— </text:span><text:span text:style-name="T4">имя группы(она в себя включает множество параметров)</text:span></text:p>
      <text:p text:style-name="P2"/>
      <text:p text:style-name="P4">Тип данных самого параметра описан в выходных параметрах другого модуля может нет смысла здесь указывать дополнительное указание типа данных.</text:p>
      <text:p text:style-name="P4"/>
      <text:p text:style-name="P4">Можно сделать правильное приведение типов из одного в другой. И единицы измерения. Они могут хранится для всех видов данных.</text:p>
      <text:p text:style-name="P2"/>
      <text:p text:style-name="P2">GroupInput</text:p>
      <text:p text:style-name="P2">{</text:p>
      <text:p text:style-name="P2"><text:tab/>name_group_id;<text:tab/><text:tab/> <text:s text:c="2"/>//<text:span text:style-name="T4">уникальное имя модуля</text:span></text:p>
      <text:p text:style-name="P2"><text:tab/>cyclic; <text:tab/><text:tab/><text:tab/><text:tab/> <text:s text:c="2"/>//<text:span text:style-name="T4">признак цикличности</text:span></text:p>
      <text:p text:style-name="P2"><text:tab/>frec; <text:tab/><text:tab/><text:tab/><text:tab/> <text:s text:c="2"/>//<text:span text:style-name="T4">частота</text:span></text:p>
      <text:p text:style-name="P2"><text:tab/>name_param_id;<text:span text:style-name="T4">имя_модуля; //описание параметра</text:span></text:p>
      <text:p text:style-name="P2">}</text:p>
      <text:p text:style-name="P2"/>
      <text:p text:style-name="P2">GroupOutput</text:p>
      <text:p text:style-name="P2">{</text:p>
      <text:p text:style-name="P2"><text:tab/></text:p>
      <text:p text:style-name="P2">}</text:p>
      <text:p text:style-name="P2"/>
      <text:p text:style-name="P4">В случае, если входные данные меняются будет генерироваться соответсвующий сигнала</text:p>
      <text:p text:style-name="P2">GroupInput – <text:span text:style-name="T4">это перечень всех входных данных требуемых данным модулем от других модулей.</text:span></text:p>
      <text:p text:style-name="P2">GroupOutput – <text:span text:style-name="T4">это перечень параметров рассчитываемых данным модулем. Это необходимо для передачи полномочий непосредственно </text:span>ProxyDCS.</text:p>
      <text:p text:style-name="P4"/>
      <text:p text:style-name="P4">Пример <text:span text:style-name="T2">interfaces.xml:</text:span></text:p>
      <text:p text:style-name="P4">Суть этого файла сообщить о наличии высокоуровневых командах который может выполнять данный модуль.</text:p>
      <text:p text:style-name="P4"/>
      <text:p text:style-name="P4"><text:soft-page-break/>К примеру: </text:p>
      <text:p text:style-name="P2">Command</text:p>
      <text:p text:style-name="P2">{</text:p>
      <text:p text:style-name="P2">name_command_id;//<text:span text:style-name="T4">имя идентификатора команды</text:span></text:p>
      <text:p text:style-name="P2">input :</text:p>
      <text:p text:style-name="P2">//<text:span text:style-name="T4">здесь описание входных данных команды</text:span></text:p>
      <text:p text:style-name="P2">output:</text:p>
      <text:p text:style-name="P2">//<text:span text:style-name="T4">здесь описание выходных данных</text:span></text:p>
      <text:p text:style-name="P2">}</text:p>
      <text:p text:style-name="P4">Вопросы:</text:p>
      <text:p text:style-name="P4">А как подавать параметры на вход нашего модуля? Идеально брать ссылки. Если параметры находятся на другой машине, то просто выборкой данных из пакета-<text:span text:style-name="T1">udp.</text:span></text:p>
      <text:p text:style-name="P2"/>
      <text:p text:style-name="P2"/>
      <text:p text:style-name="P2"/>
      <text:p text:style-name="P4">Описание данных:</text:p>
      <text:p text:style-name="P4"/>
      <text:p text:style-name="P4"/>
      <text:p text:style-name="P5">Логика <text:span text:style-name="T1">работы </text:span>по сети<text:span text:style-name="T1">:</text:span></text:p>
      <text:p text:style-name="P4">При первом запуске <text:span text:style-name="T2">ProxyDCS</text:span><text:span text:style-name="T1"> </text:span>пытается найти другие элементы системы, через <text:span text:style-name="T1">udp broadcast. </text:span>Т.е в свою очередь возвращают свои идентификаторы(порт, <text:span text:style-name="T1">IP </text:span>адреса). (<text:span text:style-name="T7">Можно реализовать через общую память).</text:span></text:p>
      <text:p text:style-name="P10"/>
      <text:p text:style-name="P4"><text:span text:style-name="T7">Функция </text:span><text:span text:style-name="T3">slotTryToSpeak() - </text:span><text:span text:style-name="T7">попытаемся отправить свои данные другим участникам</text:span></text:p>
      <text:p text:style-name="P4"><text:span text:style-name="T7"/></text:p>
      <text:p text:style-name="P4"><text:span text:style-name="T7">Этапы:</text:span></text:p>
      <text:p text:style-name="P4"><text:span text:style-name="T7"/></text:p>
      <text:p text:style-name="P4"><text:span text:style-name="T7">Слушаем разделяемый порт, после прихода данных определяем, что пакет не наш.</text:span></text:p>
      <text:p text:style-name="P4"><text:span text:style-name="T7">Тогда сохраняем пакет в своем буфере, если он был уже ранее сохранен, обновляем признак, что приложение от которого мы получили сообщении еще работает, если приложение долгое время не присылает свои пакеты, нужно считать его выключенным аврийн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44M58S</meta:editing-duration>
    <meta:editing-cycles>35</meta:editing-cycles>
    <meta:generator>OpenOffice/4.0.0$Win32 OpenOffice.org_project/400m3$Build-9702</meta:generator>
    <dc:date>2016-07-21T17:59:48.82</dc:date>
    <dc:creator>Федор Гурин</dc:creator>
    <meta:document-statistic meta:table-count="0" meta:image-count="0" meta:object-count="0" meta:page-count="3" meta:paragraph-count="72" meta:word-count="572" meta:character-count="4440"/>
    <meta:user-defined meta:name="Info 1"/>
    <meta:user-defined meta:name="Info 2"/>
    <meta:user-defined meta:name="Info 3"/>
    <meta:user-defined meta:name="Info 4"/>
  </office:meta>
</office:document-meta>
</file>